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rice</text:p>
          </table:table-cell>
          <table:table-cell office:value-type="string">
            <text:p>Currency</text:p>
          </table:table-cell>
          <table:table-cell office:value-type="string">
            <text:p>Description</text:p>
          </table:table-cell>
          <table:table-cell office:value-type="string">
            <text:p>Shop</text:p>
          </table:table-cell>
          <table:table-cell office:value-type="string">
            <text:p>Category</text:p>
          </table:table-cell>
        </table:table-row>
        <table:table-row table:style-name="ro2">
          <table:table-cell office:value-type="string">
            <text:p>Lego Super Heros 76041</text:p>
          </table:table-cell>
          <table:table-cell office:value-type="float" office:value="150.99">
            <text:p>150.99</text:p>
          </table:table-cell>
          <table:table-cell office:value-type="string">
            <text:p>PLN</text:p>
          </table:table-cell>
          <table:table-cell/>
          <table:table-cell office:value-type="string">
            <text:p>Rik</text:p>
          </table:table-cell>
          <table:table-cell office:value-type="string">
            <text:p>Toys</text:p>
          </table:table-cell>
        </table:table-row>
        <table:table-row table:style-name="ro2">
          <table:table-cell office:value-type="string">
            <text:p>Lego Super Heros 76042</text:p>
          </table:table-cell>
          <table:table-cell office:value-type="float" office:value="299.99">
            <text:p>299.99</text:p>
          </table:table-cell>
          <table:table-cell office:value-type="string">
            <text:p>PLN</text:p>
          </table:table-cell>
          <table:table-cell office:value-type="string">
            <text:p>#76041</text:p>
          </table:table-cell>
          <table:table-cell office:value-type="string">
            <text:p>Rik</text:p>
          </table:table-cell>
          <table:table-cell office:value-type="string">
            <text:p>Toys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3/16/2016</text:date>, <text:time>21:57:3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ika Skrobiś</meta:initial-creator>
    <meta:creation-date>2016-03-03T13:38:46</meta:creation-date>
    <dc:date>2016-03-16T21:57:30</dc:date>
    <dc:creator>Monika Skrobiś</dc:creator>
    <meta:editing-duration>PT4H23M44S</meta:editing-duration>
    <meta:editing-cycles>10</meta:editing-cycles>
    <meta:generator>OpenOffice/4.1.2$Unix OpenOffice.org_project/412m3$Build-9782</meta:generator>
    <meta:document-statistic meta:table-count="3" meta:cell-count="17" meta:object-count="0"/>
    <meta:user-defined meta:name=""/>
  </office:meta>
</office:document-meta>
</file>